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c0d" officeooo:paragraph-rsid="000e9c0d"/>
    </style:style>
    <style:style style:name="P2" style:family="paragraph" style:parent-style-name="Standard">
      <style:text-properties officeooo:rsid="000e9c0d" officeooo:paragraph-rsid="0010fe55"/>
    </style:style>
    <style:style style:name="P3" style:family="paragraph" style:parent-style-name="Standard">
      <style:text-properties officeooo:rsid="0010fe55" officeooo:paragraph-rsid="0010fe55"/>
    </style:style>
    <style:style style:name="P4" style:family="paragraph" style:parent-style-name="Standard">
      <style:text-properties style:text-line-through-style="none" style:text-line-through-type="none" officeooo:rsid="0014a381" officeooo:paragraph-rsid="000e9c0d"/>
    </style:style>
    <style:style style:name="P5" style:family="paragraph" style:parent-style-name="Standard">
      <loext:graphic-properties draw:fill="solid" draw:fill-color="#000000" draw:opacity="100%"/>
      <style:paragraph-properties fo:background-color="#000000"/>
      <style:text-properties style:text-line-through-style="none" style:text-line-through-type="none" officeooo:rsid="0014a381" officeooo:paragraph-rsid="000e9c0d"/>
    </style:style>
    <style:style style:name="P6" style:family="paragraph" style:parent-style-name="Standard">
      <loext:graphic-properties draw:fill="solid" draw:fill-color="#000000" draw:opacity="100%"/>
      <style:paragraph-properties fo:background-color="#000000"/>
      <style:text-properties style:text-line-through-style="none" style:text-line-through-type="none" officeooo:rsid="000e9c0d" officeooo:paragraph-rsid="000e9c0d"/>
    </style:style>
    <style:style style:name="P7" style:family="paragraph" style:parent-style-name="Standard">
      <style:text-properties officeooo:rsid="00193bdc" officeooo:paragraph-rsid="00193bdc"/>
    </style:style>
    <style:style style:name="P8" style:family="paragraph" style:parent-style-name="Standard">
      <style:text-properties officeooo:rsid="0019afc0" officeooo:paragraph-rsid="0019afc0"/>
    </style:style>
    <style:style style:name="P9" style:family="paragraph" style:parent-style-name="Standard">
      <loext:graphic-properties draw:fill="solid" draw:fill-color="#000000" draw:opacity="100%"/>
      <style:paragraph-properties fo:background-color="#000000"/>
      <style:text-properties officeooo:rsid="0019afc0" officeooo:paragraph-rsid="0019afc0"/>
    </style:style>
    <style:style style:name="P10" style:family="paragraph" style:parent-style-name="Standard">
      <style:text-properties officeooo:rsid="001cafa3" officeooo:paragraph-rsid="001cafa3"/>
    </style:style>
    <style:style style:name="P11" style:family="paragraph" style:parent-style-name="Standard">
      <loext:graphic-properties draw:fill="solid" draw:fill-color="#000000" draw:opacity="100%"/>
      <style:paragraph-properties fo:background-color="#000000"/>
    </style:style>
    <style:style style:name="P12" style:family="paragraph" style:parent-style-name="Standard">
      <loext:graphic-properties draw:fill="solid" draw:fill-color="#000000" draw:opacity="100%"/>
      <style:paragraph-properties fo:background-color="#000000"/>
      <style:text-properties officeooo:paragraph-rsid="001b21b1"/>
    </style:style>
    <style:style style:name="P13" style:family="paragraph" style:parent-style-name="Standard">
      <style:text-properties officeooo:paragraph-rsid="0019afc0"/>
    </style:style>
    <style:style style:name="P14" style:family="paragraph" style:parent-style-name="Standard">
      <loext:graphic-properties draw:fill="solid" draw:fill-color="#000000" draw:opacity="100%"/>
      <style:paragraph-properties fo:background-color="#000000"/>
      <style:text-properties officeooo:paragraph-rsid="0019afc0"/>
    </style:style>
    <style:style style:name="P15" style:family="paragraph" style:parent-style-name="Standard">
      <loext:graphic-properties draw:fill="solid" draw:fill-color="#000000" draw:opacity="100%"/>
      <style:paragraph-properties fo:background-color="#000000"/>
      <style:text-properties officeooo:paragraph-rsid="00177edd"/>
    </style:style>
    <style:style style:name="P16" style:family="paragraph" style:parent-style-name="Standard">
      <loext:graphic-properties draw:fill="solid" draw:fill-color="#000000" draw:opacity="100%"/>
      <style:paragraph-properties fo:background-color="#000000"/>
      <style:text-properties officeooo:paragraph-rsid="0012dab6"/>
    </style:style>
    <style:style style:name="P17" style:family="paragraph" style:parent-style-name="Standard">
      <loext:graphic-properties draw:fill="solid" draw:fill-color="#000000" draw:opacity="100%"/>
      <style:paragraph-properties fo:background-color="#000000"/>
      <style:text-properties officeooo:paragraph-rsid="0010fe55"/>
    </style:style>
    <style:style style:name="P18" style:family="paragraph" style:parent-style-name="Standard">
      <loext:graphic-properties draw:fill="solid" draw:fill-color="#000000" draw:opacity="100%"/>
      <style:paragraph-properties fo:background-color="#000000"/>
      <style:text-properties officeooo:paragraph-rsid="000e9c0d"/>
    </style:style>
    <style:style style:name="P19" style:family="paragraph" style:parent-style-name="Standard">
      <loext:graphic-properties draw:fill="solid" draw:fill-color="#000000" draw:opacity="100%"/>
      <style:paragraph-properties fo:background-color="#000000"/>
      <style:text-properties officeooo:paragraph-rsid="0014a381"/>
    </style:style>
    <style:style style:name="P20" style:family="paragraph" style:parent-style-name="Standard">
      <style:paragraph-properties fo:text-align="center" style:justify-single-word="false"/>
      <style:text-properties fo:font-size="22pt" fo:font-weight="bold" officeooo:rsid="000e9c0d" officeooo:paragraph-rsid="000e9c0d" style:font-size-asian="22pt" style:font-weight-asian="bold" style:font-size-complex="22pt" style:font-weight-complex="bold"/>
    </style:style>
    <style:style style:name="P21" style:family="paragraph" style:parent-style-name="Standard">
      <style:text-properties fo:font-size="14pt" fo:font-weight="bold" officeooo:paragraph-rsid="000e9c0d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e9c0d" officeooo:paragraph-rsid="000e9c0d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solid" draw:fill-color="#000000" draw:opacity="100%"/>
      <style:paragraph-properties fo:background-color="#000000"/>
      <style:text-properties officeooo:rsid="000e9c0d" officeooo:paragraph-rsid="0014a381"/>
    </style:style>
    <style:style style:name="P24" style:family="paragraph" style:parent-style-name="Standard">
      <loext:graphic-properties draw:fill="solid" draw:fill-color="#000000" draw:opacity="100%"/>
      <style:paragraph-properties fo:background-color="#000000"/>
      <style:text-properties officeooo:rsid="000e9c0d" officeooo:paragraph-rsid="0012dab6"/>
    </style:style>
    <style:style style:name="P25" style:family="paragraph" style:parent-style-name="Standard">
      <loext:graphic-properties draw:fill="solid" draw:fill-color="#000000" draw:opacity="100%"/>
      <style:paragraph-properties fo:background-color="#000000"/>
      <style:text-properties officeooo:rsid="000e9c0d" officeooo:paragraph-rsid="0014f17c"/>
    </style:style>
    <style:style style:name="P26" style:family="paragraph" style:parent-style-name="Standard">
      <loext:graphic-properties draw:fill="solid" draw:fill-color="#000000" draw:opacity="100%"/>
      <style:paragraph-properties fo:background-color="#000000"/>
      <style:text-properties fo:color="#bcbec4" loext:opacity="100%" style:font-name="JetBrains Mono" fo:font-size="11.5pt" fo:font-style="normal" fo:font-weight="normal" officeooo:paragraph-rsid="0019afc0" style:font-size-asian="11.5pt" style:font-style-asian="normal" style:font-weight-asian="normal"/>
    </style:style>
    <style:style style:name="P27" style:family="paragraph" style:parent-style-name="Standard">
      <style:text-properties officeooo:rsid="001cafa3" officeooo:paragraph-rsid="0019afc0"/>
    </style:style>
    <style:style style:name="T1" style:family="text">
      <style:text-properties officeooo:rsid="00100d8b"/>
    </style:style>
    <style:style style:name="T2" style:family="text">
      <style:text-properties officeooo:rsid="0010fe55"/>
    </style:style>
    <style:style style:name="T3" style:family="text">
      <style:text-properties officeooo:rsid="0012dab6"/>
    </style:style>
    <style:style style:name="T4" style:family="text">
      <style:text-properties fo:color="#cf8e6d" loext:opacity="100%" style:font-name="JetBrains Mono" fo:font-size="11.5pt" fo:font-style="normal" fo:font-weight="normal" style:font-size-asian="11.5pt" style:font-style-asian="normal" style:font-weight-asian="normal"/>
    </style:style>
    <style:style style:name="T5" style:family="text">
      <style:text-properties fo:color="#cf8e6d" loext:opacity="100%" fo:font-style="normal" fo:font-weight="normal" style:font-style-asian="normal" style:font-weight-asian="normal"/>
    </style:style>
    <style:style style:name="T6" style:family="text">
      <style:text-properties fo:color="#bcbec4" loext:opacity="100%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bcbec4" loext:opacity="100%" fo:font-style="normal" fo:font-weight="normal" style:font-style-asian="normal" style:font-weight-asian="normal"/>
    </style:style>
    <style:style style:name="T8" style:family="text">
      <style:text-properties fo:color="#2aacb8" loext:opacity="100%" style:font-name="JetBrains Mono" fo:font-size="11.5pt" fo:font-style="normal" fo:font-weight="normal" style:font-size-asian="11.5pt" style:font-style-asian="normal" style:font-weight-asian="normal"/>
    </style:style>
    <style:style style:name="T9" style:family="text">
      <style:text-properties fo:color="#2aacb8" loext:opacity="100%" fo:font-style="normal" fo:font-weight="normal" style:font-style-asian="normal" style:font-weight-asian="normal"/>
    </style:style>
    <style:style style:name="T10" style:family="text">
      <style:text-properties fo:color="#c77dbb" loext:opacity="100%" style:font-name="JetBrains Mono" fo:font-size="11.5pt" fo:font-style="italic" fo:font-weight="normal" style:font-size-asian="11.5pt" style:font-style-asian="italic" style:font-weight-asian="normal"/>
    </style:style>
    <style:style style:name="T11" style:family="text">
      <style:text-properties fo:color="#c57633" loext:opacity="100%" style:font-name="JetBrains Mono" fo:font-size="11.5pt" fo:font-style="normal" fo:font-weight="normal" style:font-size-asian="11.5pt" style:font-style-asian="normal" style:font-weight-asian="normal"/>
    </style:style>
    <style:style style:name="T12" style:family="text">
      <style:text-properties fo:color="#6aab73" loext:opacity="100%" style:font-name="JetBrains Mono" fo:font-size="11.5pt" fo:font-style="normal" fo:font-weight="normal" style:font-size-asian="11.5pt" style:font-style-asian="normal" style:font-weight-asian="normal"/>
    </style:style>
    <style:style style:name="T13" style:family="text">
      <style:text-properties fo:color="#6aab73" loext:opacity="100%" fo:font-style="normal" fo:font-weight="normal" style:font-style-asian="normal" style:font-weight-asian="normal"/>
    </style:style>
    <style:style style:name="T14" style:family="text">
      <style:text-properties style:text-line-through-style="none" style:text-line-through-type="none" officeooo:rsid="000e9c0d"/>
    </style:style>
    <style:style style:name="T15" style:family="text">
      <style:text-properties officeooo:rsid="0014f17c"/>
    </style:style>
    <style:style style:name="T16" style:family="text">
      <style:text-properties officeooo:rsid="0019afc0"/>
    </style:style>
    <style:style style:name="T17" style:family="text">
      <style:text-properties officeooo:rsid="001b21b1"/>
    </style:style>
    <style:style style:name="T18" style:family="text">
      <style:text-properties officeooo:rsid="001cafa3"/>
    </style:style>
    <style:style style:name="T19" style:family="text">
      <style:text-properties officeooo:rsid="001e5def"/>
    </style:style>
    <style:style style:name="T20" style:family="text">
      <style:text-properties officeooo:rsid="002182df"/>
    </style:style>
    <style:style style:name="T21" style:family="text">
      <style:text-properties fo:color="#aa4926" loext:opacity="100%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esearch CELERY for background tasks and demo</text:p>
      <text:p text:style-name="P1"/>
      <text:p text:style-name="P22">Setup Celery in the project:</text:p>
      <text:p text:style-name="P21"/>
      <text:p text:style-name="P1">- Create docker-compose.yaml with needed images – django (Python) image, Celery <text:span text:style-name="T3">worker </text:span>image, Redis image (other message brokers <text:span text:style-name="T1">also can be used</text:span>)</text:p>
      <text:p text:style-name="P1"/>
      <text:p text:style-name="P1">- <text:span text:style-name="T3">For Django project configuration of Docker file is:</text:span></text:p>
      <text:p text:style-name="P1"/>
      <text:p text:style-name="P23"><text:tab/></text:p>
      <text:p text:style-name="P19"><text:span text:style-name="T4"><text:tab/>FROM </text:span><text:span text:style-name="T6">python:</text:span><text:span text:style-name="T8">3.12</text:span><text:span text:style-name="T4">-</text:span><text:span text:style-name="T6">slim-bullseye</text:span><text:line-break/><text:line-break/><text:tab/><text:span text:style-name="T4">WORKDIR /</text:span><text:span text:style-name="T6">polls_app</text:span><text:line-break/><text:line-break/><text:tab/><text:span text:style-name="T4">ENV </text:span><text:span text:style-name="T10">VIRTUAL_ENV</text:span><text:span text:style-name="T6">=</text:span><text:span text:style-name="T4">/</text:span><text:span text:style-name="T6">opt</text:span><text:span text:style-name="T4">/</text:span><text:span text:style-name="T6">venv</text:span><text:line-break/><text:line-break/><text:tab/><text:span text:style-name="T4">RUN </text:span><text:span text:style-name="T11">python3 </text:span><text:span text:style-name="T4">-</text:span><text:span text:style-name="T6">m venv $</text:span><text:span text:style-name="T10">VIRTUAL_ENV</text:span><text:line-break/><text:line-break/><text:tab/><text:span text:style-name="T4">ENV </text:span><text:span text:style-name="T10">PATH</text:span><text:span text:style-name="T6">=</text:span><text:span text:style-name="T12">"</text:span><text:span text:style-name="T6">$</text:span><text:span text:style-name="T10">VIRTUAL_ENV</text:span><text:span text:style-name="T12">/bin:</text:span><text:span text:style-name="T6">$</text:span><text:span text:style-name="T10">PATH</text:span><text:span text:style-name="T12">"</text:span><text:line-break/><text:line-break/><text:tab/><text:span text:style-name="T4">COPY </text:span><text:span text:style-name="T6">requirements.txt .</text:span></text:p>
      <text:p text:style-name="P19"><text:line-break/><text:tab/><text:span text:style-name="T4">RUN </text:span><text:span text:style-name="T11">pip </text:span><text:span text:style-name="T6">install </text:span><text:span text:style-name="T4">-</text:span><text:span text:style-name="T6">r requirements.txt</text:span><text:line-break/><text:line-break/><text:tab/><text:span text:style-name="T4">COPY </text:span><text:span text:style-name="T6">. .</text:span></text:p>
      <text:p text:style-name="P18"/>
      <text:p text:style-name="P7">This run docker container with our project in virtual environment. Venv in this case provide a<text:span text:style-name="T16">d</text:span>ditional layer of isolation of the project from the environment.</text:p>
      <text:p text:style-name="P7"/>
      <text:p text:style-name="P4">- App configuration in docker-compose.yaml:</text:p>
      <text:p text:style-name="P4"/>
      <text:p text:style-name="P5"/>
      <text:p text:style-name="P18"><text:span text:style-name="T14"><text:tab/></text:span><text:span text:style-name="T4">django</text:span><text:span text:style-name="T6">:</text:span><text:line-break/><text:span text:style-name="T6"> <text:s/><text:tab/><text:tab/></text:span><text:span text:style-name="T4">build</text:span><text:span text:style-name="T6">: ./</text:span><text:line-break/><text:span text:style-name="T6"> <text:s/><text:tab/><text:tab/></text:span><text:span text:style-name="T4">container_name</text:span><text:span text:style-name="T6">: celery_demo</text:span><text:line-break/><text:span text:style-name="T6"> <text:s/><text:tab/><text:tab/></text:span><text:span text:style-name="T4">ports</text:span><text:span text:style-name="T6">:</text:span><text:line-break/><text:span text:style-name="T6"> <text:s text:c="3"/><text:tab/><text:tab/><text:tab/>- </text:span><text:span text:style-name="T12">"8000:8001"</text:span><text:line-break/><text:span text:style-name="T12"> <text:s/><text:tab/><text:tab/></text:span><text:span text:style-name="T4">command</text:span><text:span text:style-name="T6">: [</text:span><text:span text:style-name="T12">"/opt/venv/bin/python"</text:span><text:span text:style-name="T6">, </text:span><text:span text:style-name="T12">"manage.py"</text:span><text:span text:style-name="T6">, </text:span><text:span text:style-name="T12">"runserver"</text:span><text:span text:style-name="T6">, <text:tab/></text:span><text:span text:style-name="T12">"0.0.0.0:8000"</text:span><text:span text:style-name="T6">]</text:span><text:line-break/><text:span text:style-name="T6"> <text:s/><text:tab/><text:tab/></text:span><text:span text:style-name="T4">volumes</text:span><text:span text:style-name="T6">:</text:span><text:line-break/><text:span text:style-name="T6"> <text:s text:c="3"/><text:tab/><text:tab/><text:tab/>- ./:/celery_demo</text:span><text:line-break/><text:span text:style-name="T6"> <text:s/><text:tab/><text:tab/></text:span><text:span text:style-name="T4">env_file</text:span><text:span text:style-name="T6">:</text:span><text:line-break/><text:span text:style-name="T6"> <text:s text:c="3"/><text:tab/><text:tab/><text:tab/>- ./env/django.env</text:span><text:line-break/><text:span text:style-name="T6"> <text:s/><text:tab/><text:tab/></text:span><text:span text:style-name="T4">stdin_open</text:span><text:span text:style-name="T6">: true</text:span><text:line-break/><text:span text:style-name="T6"> <text:s/><text:tab/><text:tab/></text:span><text:span text:style-name="T4">tty</text:span><text:span text:style-name="T6">: true</text:span><text:line-break/><text:span text:style-name="T6"> <text:s/><text:tab/><text:tab/></text:span><text:span text:style-name="T4">depends_on</text:span><text:span text:style-name="T6">:</text:span><text:line-break/><text:span text:style-name="T6"> <text:s text:c="3"/><text:tab/><text:tab/><text:tab/>- redis</text:span></text:p>
      <text:p text:style-name="P6"/>
      <text:p text:style-name="P4"/>
      <text:p text:style-name="P2"><text:soft-page-break/>- <text:span text:style-name="T2">For Redis in developer environment password may not be set, but in production Redis should have password set, if no password is set in production everyone can access </text:span><text:span text:style-name="T3">Redis</text:span><text:span text:style-name="T2"> and that raise security concerns. </text:span><text:span text:style-name="T17">How to set and utilize password????</text:span><text:span text:style-name="T2">. </text:span><text:span text:style-name="T3">Configuration of the image is simple:</text:span></text:p>
      <text:p text:style-name="P2"/>
      <text:p text:style-name="P24"><text:tab/></text:p>
      <text:p text:style-name="P16"><text:span text:style-name="T4"><text:tab/>redis</text:span><text:span text:style-name="T6">:</text:span><text:line-break/><text:span text:style-name="T6"> <text:s/><text:tab/><text:tab/></text:span><text:span text:style-name="T4">image</text:span><text:span text:style-name="T6">: redis:7-alpine</text:span><text:line-break/><text:span text:style-name="T6"> <text:s/><text:tab/><text:tab/></text:span><text:span text:style-name="T4">container_name</text:span><text:span text:style-name="T6">: redis</text:span><text:line-break/><text:span text:style-name="T6"> <text:s/></text:span></text:p>
      <text:p text:style-name="P2"/>
      <text:p text:style-name="P2"/>
      <text:p text:style-name="P2">- <text:span text:style-name="T3">Celery image is deprecated and Python image </text:span><text:span text:style-name="T15">should be used</text:span><text:span text:style-name="T3">. To created Celery worker in docker container we use code base of our project, so mostly the configuration of worker is same as configuration of django project.</text:span></text:p>
      <text:p text:style-name="P2"/>
      <text:p text:style-name="P25"><text:tab/></text:p>
      <text:p text:style-name="P15"><text:span text:style-name="T4"><text:tab/>celery</text:span><text:span text:style-name="T6">:</text:span><text:line-break/><text:span text:style-name="T6"> <text:s/><text:tab/><text:tab/></text:span><text:span text:style-name="T4">build</text:span><text:span text:style-name="T6">: ./</text:span><text:line-break/><text:span text:style-name="T6"> <text:s/><text:tab/><text:tab/></text:span><text:span text:style-name="T4">container_name</text:span><text:span text:style-name="T6">: celery_worker</text:span></text:p>
      <text:p text:style-name="P15"><text:span text:style-name="T6"><text:tab/><text:tab/></text:span><text:span text:style-name="T4">command</text:span><text:span text:style-name="T6">: celery --app=celery_demo worker -l INFO</text:span><text:line-break/><text:span text:style-name="T6"> <text:s/><text:tab/><text:tab/></text:span><text:span text:style-name="T4">volumes</text:span><text:span text:style-name="T6">:</text:span><text:line-break/><text:span text:style-name="T6"> <text:s text:c="3"/><text:tab/><text:tab/><text:tab/>- ./:/celery_demo</text:span><text:line-break/><text:span text:style-name="T6"> <text:s/><text:tab/><text:tab/></text:span><text:span text:style-name="T4">env_file</text:span><text:span text:style-name="T6">:</text:span><text:line-break/><text:span text:style-name="T6"> <text:s text:c="3"/><text:tab/><text:tab/><text:tab/>- ./env/django.env</text:span><text:line-break/><text:span text:style-name="T6"> <text:s/><text:tab/><text:tab/></text:span><text:span text:style-name="T4">depends_on</text:span><text:span text:style-name="T6">:</text:span><text:line-break/><text:span text:style-name="T6"> <text:s text:c="3"/><text:tab/><text:tab/><text:tab/>- redis</text:span></text:p>
      <text:p text:style-name="P17"/>
      <text:p text:style-name="P8"/>
      <text:p text:style-name="P8">- Set up of settings.py in the project:</text:p>
      <text:p text:style-name="P8"/>
      <text:p text:style-name="P26"><text:tab/></text:p>
      <text:p text:style-name="P12"><text:span text:style-name="T6"><text:tab/>CELERY_BROKER_URL = </text:span><text:span text:style-name="T12">"redis://redis:6379/0"</text:span><text:line-break/><text:tab/><text:span text:style-name="T6">CELERY_RESULT_BACKEND = </text:span><text:span text:style-name="T12">"redis://redis:6379/0"</text:span><text:line-break/><text:tab/><text:span text:style-name="T6">CELERY_ACCEPT_CONTENT = [</text:span><text:span text:style-name="T12">'json'</text:span><text:span text:style-name="T6">]</text:span><text:line-break/><text:tab/><text:span text:style-name="T6">CELERY_TASK_SERIALIZER = </text:span><text:span text:style-name="T12">'json'</text:span><text:line-break/><text:tab/><text:span text:style-name="T6">CELERY_RESULT_SERIALIZER = </text:span><text:span text:style-name="T12">'json'</text:span><text:line-break/><text:tab/><text:span text:style-name="T6">CELERY_TIMEZONE = </text:span><text:span text:style-name="T12">'UTC'</text:span></text:p>
      <text:p text:style-name="P14"/>
      <text:p text:style-name="P8"/>
      <text:p text:style-name="P27"><text:tab/></text:p>
      <text:p text:style-name="P3"><text:s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ffffff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4:57:34.146373304</meta:creation-date>
    <meta:editing-duration>PT1H41M23S</meta:editing-duration>
    <meta:editing-cycles>7</meta:editing-cycles>
    <meta:generator>LibreOffice/7.3.7.2$Linux_X86_64 LibreOffice_project/30$Build-2</meta:generator>
    <dc:date>2024-06-26T22:40:40.740055715</dc:date>
    <meta:document-statistic meta:table-count="0" meta:image-count="0" meta:object-count="0" meta:page-count="2" meta:paragraph-count="22" meta:word-count="259" meta:character-count="2053" meta:non-whitespace-character-count="1661"/>
  </office:meta>
</office:document-meta>
</file>